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4" style:family="presentation" style:parent-style-name="Domyślnie-title" style:list-style-name="L5">
      <style:graphic-properties draw:fill="solid" draw:fill-color="#000000" draw:auto-grow-height="true" fo:min-height="21cm"/>
    </style:style>
    <style:style style:name="pr5" style:family="presentation" style:parent-style-name="Domyślnie-title" style:list-style-name="L6">
      <style:graphic-properties draw:fill="solid" draw:fill-color="#000000" draw:fill-image-width="0cm" draw:fill-image-height="0cm" draw:auto-grow-height="true" fo:min-height="21cm"/>
    </style:style>
    <style:style style:name="pr6" style:family="presentation" style:parent-style-name="Domyślnie-title" style:list-style-name="L7">
      <style:graphic-properties draw:fill="solid" draw:fill-color="#000000" draw:auto-grow-height="true" fo:min-height="21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156cm" fo:margin-right="0cm" fo:text-align="center" fo:text-indent="0cm" style:text-autospace="none"/>
    </style:style>
    <style:style style:name="P6" style:family="paragraph">
      <style:paragraph-properties fo:margin-left="0.156cm" fo:margin-right="0cm" fo:text-align="start" fo:text-indent="0cm" style:text-autospace="none"/>
      <style:text-properties fo:color="#ffffff" fo:font-family="'Times New Roman'" style:font-family-generic="roman" style:font-pitch="variable" fo:font-size="66pt" fo:letter-spacing="0.011cm" fo:font-weight="bold" style:font-size-asian="14pt" style:font-size-complex="14pt"/>
    </style:style>
    <style:style style:name="P7" style:family="paragraph">
      <style:paragraph-properties fo:margin-left="0.272cm" fo:margin-right="0cm" fo:text-align="center" fo:text-indent="-0.039cm" style:text-autospace="none"/>
    </style:style>
    <style:style style:name="P8" style:family="paragraph">
      <style:paragraph-properties fo:margin-left="0.311cm" fo:margin-right="0.35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P9" style:family="paragraph">
      <style:paragraph-properties fo:margin-left="0.233cm" fo:margin-right="0cm" fo:text-align="center" fo:text-indent="0cm" style:text-autospace="none"/>
    </style:style>
    <style:style style:name="P10" style:family="paragraph">
      <style:paragraph-properties fo:margin-left="0.389cm" fo:margin-right="0.233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family="'Times New Roman'" style:font-family-generic="roman" style:font-pitch="variable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family="'Times New Roman'" style:font-family-generic="roman" style:font-pitch="variable" fo:font-size="60pt" fo:letter-spacing="0.011cm" fo:font-weight="bold" style:font-size-asian="14pt" style:font-size-complex="14pt"/>
    </style:style>
    <style:style style:name="T4" style:family="text">
      <style:text-properties fo:color="#ffffff" style:text-outline="false" style:text-line-through-style="none" fo:font-family="'Times New Roman'" style:font-family-generic="roman" style:font-pitch="variable" fo:font-size="60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33cm" text:min-label-width="0.03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3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 wyzwoliłeś nas, Panie,</text:span><text:span text:style-name="T1"><text:line-break/></text:span><text:span text:style-name="T1">Z kajdan i samych siebie,</text:span><text:span text:style-name="T1"><text:line-break/></text:span><text:span text:style-name="T1">A Chrystus stając się bratem</text:span><text:span text:style-name="T1"><text:line-break/></text:span><text:span text:style-name="T1">Nauczył nas wołać do Ciebie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1">Abba - Ojcze,</text:span><text:span text:style-name="T1"><text:line-break/></text:span><text:span text:style-name="T2">Abba, Abba - Ojcze</text:span><text:span text:style-name="T2"><text:line-break/></text:span><text:span text:style-name="T2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4" draw:text-style-name="P6" draw:layer="layout" svg:width="28cm" svg:height="21cm" svg:x="0cm" svg:y="0cm" presentation:class="title" presentation:user-transformed="true">
          <draw:text-box>
            <text:p text:style-name="P5"><text:span text:style-name="T3">Bo Kościół, jak drzewo życia,</text:span><text:span text:style-name="T3"><text:line-break/></text:span><text:span text:style-name="T3">W wieczności</text:span><text:span text:style-name="T3"><text:line-break/></text:span><text:span text:style-name="T3">zapuszcza korzenie,</text:span><text:span text:style-name="T3"><text:line-break/></text:span><text:span text:style-name="T3">Przenika naszą codzienność</text:span><text:span text:style-name="T3"><text:line-break/></text:span><text:span text:style-name="T3">I pokazuje nam C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1">Abba - Ojcze,</text:span><text:span text:style-name="T1"><text:line-break/></text:span><text:span text:style-name="T2">Abba, Abba - Ojcze.</text:span><text:span text:style-name="T2"><text:line-break/></text:span><text:span text:style-name="T2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5" draw:text-style-name="P8" draw:layer="layout" svg:width="28cm" svg:height="21cm" svg:x="0cm" svg:y="0cm" presentation:class="title" presentation:user-transformed="true">
          <draw:text-box>
            <text:p text:style-name="P7"><text:span text:style-name="T3">Bóg hojnym Dawcą jest życia,</text:span><text:span text:style-name="T3"><text:line-break/></text:span><text:span text:style-name="T3">On wyswobodził</text:span><text:span text:style-name="T3"><text:line-break/></text:span><text:span text:style-name="T3">nas ze śmierci.</text:span><text:span text:style-name="T3"><text:line-break/></text:span><text:span text:style-name="T3">I przygarniając do siebie</text:span><text:span text:style-name="T3"><text:line-break/></text:span><text:span text:style-name="T4">Uczynił swoimi dzieć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1">Abba - Ojcze,</text:span><text:span text:style-name="T1"><text:line-break/></text:span><text:span text:style-name="T2">Abba, Abba - Ojcze.</text:span><text:span text:style-name="T2"><text:line-break/></text:span><text:span text:style-name="T2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presentation:style-name="pr6" draw:text-style-name="P10" draw:layer="layout" svg:width="28cm" svg:height="21cm" svg:x="0cm" svg:y="0cm" presentation:class="title" presentation:user-transformed="true">
          <draw:text-box>
            <text:p text:style-name="P9"><text:span text:style-name="T3">Wszyscy jesteśmy braćmi,</text:span><text:span text:style-name="T3"><text:line-break/></text:span><text:span text:style-name="T3">Jesteśmy jedną rodziną.</text:span><text:span text:style-name="T3"><text:line-break/></text:span><text:span text:style-name="T3">Tej prawdy nic już nie zaćmi</text:span><text:span text:style-name="T3"><text:line-break/></text:span><text:span text:style-name="T3">I teraz jest jej godzi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Abba - Ojcze,</text:span><text:span text:style-name="T1"><text:line-break/></text:span><text:span text:style-name="T1">Abba - Ojcze,</text:span><text:span text:style-name="T1"><text:line-break/></text:span><text:span text:style-name="T2">Abba, Abba - Ojcze.</text:span><text:span text:style-name="T2"><text:line-break/></text:span><text:span text:style-name="T2">Abba - Ojcz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3.859cm" svg:x="1.4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5cm" svg:y="19.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2-01T13:25:54</dc:date>
    <dc:language>pl-PL</dc:language>
    <meta:editing-cycles>23</meta:editing-cycles>
    <meta:editing-duration>PT1H19M4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